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748a"/>
    </style:style>
    <style:style style:name="T1" style:family="text">
      <style:text-properties officeooo:rsid="001e7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нлайн магазин</text:p>
      <text:p text:style-name="P1"/>
      <text:p text:style-name="P1">Информационна система съдържаща информация за продуктите, клиентите и поръчките на онлайн магазин. Пазят се данни за продукти – номер на продукта<text:span text:style-name="T1">(уникален идентификатор), име на продукта, описание на продукта, цена, наличност и категория. За всяка категория се пази уникален идентификатор, име на категория и описание на съответната категория. Като един продукт има точно една категория, а в една категория може да има много продукти. </text:span></text:p>
      <text:p text:style-name="P1">Данните за клиентите биват – номер на клиента<text:span text:style-name="T1">(уникален идентификатор), адрес, имейл, име на клиента, телефон. За поръчките се пази следната информация – идентификатор на клиент, номер на поръчка(уникален идентификатор), дата на поръчка и цена на цялата поръчка. Един клиент може да има няколко поръчки и една поръчка има точно един клиент. За всяка поръчка се пази информация какво й е съдържанието - в таблицата Order_Items, като тя съдържа номер на поръчка, номер на продукт и закупената наличност, като уникалният й идентификатор е номера на продука и номера на поръчката. Като в една “кошница” може да има много продукти към дадена поръчка(поне 1) и даден продукт може да бъде включен към няколко поръчк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5:45:33.852185275</meta:creation-date>
    <dc:date>2024-05-15T16:02:32.918675412</dc:date>
    <meta:editing-duration>PT16M59S</meta:editing-duration>
    <meta:editing-cycles>1</meta:editing-cycles>
    <meta:document-statistic meta:table-count="0" meta:image-count="0" meta:object-count="0" meta:page-count="1" meta:paragraph-count="3" meta:word-count="174" meta:character-count="1158" meta:non-whitespace-character-count="983"/>
    <meta:generator>LibreOffice/7.6.5.2$Linux_X86_64 LibreOffice_project/60$Build-2</meta:generator>
  </office:meta>
</office:document-meta>
</file>